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ce4e5" draw:textarea-horizontal-align="justify" draw:textarea-vertical-align="middle" draw:auto-grow-height="false" fo:min-height="12.577cm" fo:min-width="17.026cm"/>
    </style:style>
    <style:style style:name="gr2" style:family="graphic" style:parent-style-name="standard">
      <style:graphic-properties draw:fill-color="#59c5c7" draw:textarea-horizontal-align="justify" draw:textarea-vertical-align="middle" draw:auto-grow-height="false" fo:min-height="2.175cm" fo:min-width="1.925cm"/>
    </style:style>
    <style:style style:name="gr3" style:family="graphic" style:parent-style-name="standard">
      <style:graphic-properties draw:fill-color="#e0efd4" draw:textarea-horizontal-align="justify" draw:textarea-vertical-align="middle" draw:auto-grow-height="false" fo:min-height="0.559cm" fo:min-width="0.309cm"/>
    </style:style>
    <style:style style:name="gr4" style:family="graphic" style:parent-style-name="standard">
      <style:graphic-properties draw:fill-color="#bcaed5" draw:textarea-horizontal-align="justify" draw:textarea-vertical-align="middle" draw:auto-grow-height="false" fo:min-height="4.83cm" fo:min-width="11.057cm"/>
    </style:style>
    <style:style style:name="gr5" style:family="graphic" style:parent-style-name="standard">
      <style:graphic-properties draw:fill-color="#bcaed5" draw:textarea-vertical-align="middle"/>
    </style:style>
    <style:style style:name="gr6" style:family="graphic" style:parent-style-name="standard">
      <style:graphic-properties draw:fill-color="#59c5c7" draw:textarea-horizontal-align="justify" draw:textarea-vertical-align="middle" draw:auto-grow-height="false" fo:min-height="0.559cm" fo:min-width="0.309cm"/>
    </style:style>
    <style:style style:name="gr7" style:family="graphic" style:parent-style-name="standard">
      <style:graphic-properties draw:fill-color="#74489d" draw:textarea-horizontal-align="justify" draw:textarea-vertical-align="middle" draw:auto-grow-height="false" fo:min-height="0.559cm" fo:min-width="0.309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</style:style>
    <style:style style:name="P3" style:family="paragraph">
      <loext:graphic-properties draw:fill-color="#59c5c7"/>
      <style:paragraph-properties fo:text-align="center"/>
    </style:style>
    <style:style style:name="P4" style:family="paragraph">
      <loext:graphic-properties draw:fill-color="#e0efd4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74489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526cm" svg:height="12.827cm" svg:x="2.016cm" svg:y="1.889cm">
          <text:p text:style-name="P1">Global Environment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29cm" svg:height="3.429cm" svg:x="2.397cm" svg:y="2.143cm">
          <text:p text:style-name="P1">myfun(a, b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143cm" svg:height="1.143cm" svg:x="2.651cm" svg:y="7.223cm">
          <text:p text:style-name="P1">a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11.557cm" svg:height="5.08cm" svg:x="7.223cm" svg:y="2.27cm">
          <text:p text:style-name="P1">myfun Environment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324cm" svg:y1="2.645cm" svg:x2="7.223cm" svg:y2="4.81cm" draw:start-shape="id1" draw:start-glue-point="11" draw:end-shape="id2" svg:d="M5324 2645h1200v2165h699" svg:viewBox="0 0 1900 2166">
          <text:p/>
        </draw:connector>
        <draw:custom-shape draw:style-name="gr6" draw:text-style-name="P3" xml:id="id5" draw:id="id5" draw:layer="layout" svg:width="1.143cm" svg:height="1.143cm" svg:x="2.651cm" svg:y="7.223cm">
          <text:p text:style-name="P1">a=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143cm" svg:height="1.143cm" svg:x="7.731cm" svg:y="2.65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143cm" svg:height="1.143cm" svg:x="7.731cm" svg:y="4.30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3.429cm" svg:height="3.429cm" svg:x="2.397cm" svg:y="8.62cm">
          <text:p text:style-name="P1">myfun2(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11.557cm" svg:height="5.08cm" svg:x="7.223cm" svg:y="8.747cm">
          <text:p text:style-name="P1">myfun2 Environment</text:p>
          <text:p text:style-name="P1"><text:line-break/>myfun(a, d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143cm" svg:height="1.143cm" svg:x="7.704cm" svg:y="10.906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5" draw:layer="layout" svg:x1="5.324cm" svg:y1="9.122cm" svg:x2="7.223cm" svg:y2="11.287cm" draw:start-shape="id3" draw:start-glue-point="11" draw:end-shape="id4" draw:end-glue-point="3" svg:d="M5324 9122h1200v2165h699" svg:viewBox="0 0 1900 2166">
          <text:p/>
        </draw:connector>
        <draw:connector draw:style-name="gr5" draw:text-style-name="P5" draw:layer="layout" draw:line-skew="0.572cm" svg:x1="3.794cm" svg:y1="7.795cm" svg:x2="7.223cm" svg:y2="11.287cm" draw:start-shape="id5" draw:start-glue-point="10" draw:end-shape="id4" draw:end-glue-point="3" svg:d="M3794 7795h2286v3492h1143" svg:viewBox="0 0 3430 34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Vanderplas</meta:initial-creator>
    <meta:creation-date>2020-05-28T14:48:07.585536329</meta:creation-date>
    <dc:date>2020-05-28T17:54:37.512597913</dc:date>
    <dc:creator>Susan Vanderplas</dc:creator>
    <meta:editing-duration>PT2H25M58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